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7104166666667cm"/>
    </style:style>
    <style:style style:name="co5" style:family="table-column">
      <style:table-column-properties fo:break-before="auto" style:column-width="8.651875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73.5pt" style:use-optimal-row-height="false" fo:break-before="auto"/>
    </style:style>
    <style:style style:name="ro3" style:family="table-row">
      <style:table-row-properties style:row-height="409.5pt" style:use-optimal-row-height="true" fo:break-before="auto"/>
    </style:style>
    <style:style style:name="ro4" style:family="table-row">
      <style:table-row-properties style:row-height="128.25pt" style:use-optimal-row-height="true" fo:break-before="auto"/>
    </style:style>
    <style:style style:name="ro5" style:family="table-row">
      <style:table-row-properties style:row-height="85.5pt" style:use-optimal-row-height="true" fo:break-before="auto"/>
    </style:style>
    <style:style style:name="ro6" style:family="table-row">
      <style:table-row-properties style:row-height="327.75pt" style:use-optimal-row-height="true" fo:break-before="auto"/>
    </style:style>
    <style:style style:name="ro7" style:family="table-row">
      <style:table-row-properties style:row-height="185.25pt" style:use-optimal-row-height="true" fo:break-before="auto"/>
    </style:style>
    <style:style style:name="ro8" style:family="table-row">
      <style:table-row-properties style:row-height="177.75pt" style:use-optimal-row-height="false" fo:break-before="auto"/>
    </style:style>
    <style:style style:name="ro9" style:family="table-row">
      <style:table-row-properties style:row-height="272.25pt" style:use-optimal-row-height="true" fo:break-before="auto"/>
    </style:style>
    <style:style style:name="ro10" style:family="table-row">
      <style:table-row-properties style:row-height="273pt" style:use-optimal-row-height="true" fo:break-before="auto"/>
    </style:style>
    <style:style style:name="ro11" style:family="table-row">
      <style:table-row-properties style:row-height="101.25pt" style:use-optimal-row-height="true" fo:break-before="auto"/>
    </style:style>
    <style:style style:name="ro1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3" table:number-columns-repeated="1015" table:default-cell-style-name="ce2"/>
        <table:table-column table:style-name="co8" table:number-columns-repeated="15360" table:default-cell-style-name="ce1"/>
        <table:table-row table:style-name="ro1">
          <table:table-cell office:value-type="string" table:style-name="ce2">
            <text:p>Test No.</text:p>
          </table:table-cell>
          <table:table-cell office:value-type="string" table:style-name="ce2">
            <text:p>Test Name</text:p>
          </table:table-cell>
          <table:table-cell office:value-type="string" table:style-name="ce2">
            <text:p>Tester</text:p>
          </table:table-cell>
          <table:table-cell office:value-type="string" table:style-name="ce2">
            <text:p>Test Type</text:p>
          </table:table-cell>
          <table:table-cell office:value-type="string" table:style-name="ce2">
            <text:p>Purpose of Test</text:p>
          </table:table-cell>
          <table:table-cell office:value-type="string" table:style-name="ce2">
            <text:p>Test Data/Conditions</text:p>
          </table:table-cell>
          <table:table-cell office:value-type="string" table:style-name="ce2">
            <text:p>Expected Results</text:p>
          </table:table-cell>
          <table:table-cell office:value-type="string" table:style-name="ce2">
            <text:p>Actual Results</text:p>
          </table:table-cell>
          <table:table-cell office:value-type="string" table:style-name="ce2">
            <text:p>Date Completed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Admin Login</text:p>
          </table:table-cell>
          <table:table-cell office:value-type="string" table:style-name="ce2">
            <text:p>Christian</text:p>
          </table:table-cell>
          <table:table-cell office:value-type="string" table:style-name="ce2">
            <text:p>BlackBox</text:p>
          </table:table-cell>
          <table:table-cell office:value-type="string" table:style-name="ce2">
            <text:p>Admins must have valid password to login</text:p>
          </table:table-cell>
          <table:table-cell office:value-type="string" table:style-name="ce2">
            <text:p>Username: 'a’</text:p>
            <text:p>Password: ‘a’</text:p>
            <text:p>Username: -1234</text:p>
            <text:p>Password: ‘a’</text:p>
            <text:p>Username: ‘A’</text:p>
            <text:p>Password: ‘A’</text:p>
          </table:table-cell>
          <table:table-cell office:value-type="string" table:style-name="ce2">
            <text:p>Valid</text:p>
            <text:p>Valid</text:p>
            <text:p>Invalid</text:p>
            <text:p>Invalid</text:p>
            <text:p>Invalid</text:p>
            <text:p>Invalid</text:p>
            <text:p/>
          </table:table-cell>
          <table:table-cell office:value-type="string" table:style-name="ce2">
            <text:p>Valid</text:p>
            <text:p>Valid</text:p>
            <text:p>Invalid</text:p>
            <text:p>Invalid</text:p>
            <text:p>Invalid</text:p>
            <text:p>Invalid</text:p>
          </table:table-cell>
          <table:table-cell office:value-type="date" office:date-value="2017-10-15T00:00:00" table:style-name="ce3">
            <text:p>10/15/17</text:p>
          </table:table-cell>
          <table:table-cell table:number-columns-repeated="16375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string" table:style-name="ce2">
            <text:p>Add College</text:p>
          </table:table-cell>
          <table:table-cell office:value-type="string" table:style-name="ce2">
            <text:p>Brandon</text:p>
          </table:table-cell>
          <table:table-cell office:value-type="string" table:style-name="ce2">
            <text:p>BlackBox</text:p>
          </table:table-cell>
          <table:table-cell office:value-type="string" table:style-name="ce2">
            <text:p>Admin must enter appropriate data to submit a college to database. Input for distances to other colleges will vary depending on how many colleges are in database.</text:p>
          </table:table-cell>
          <table:table-cell office:value-type="string" table:style-name="ce2">
            <text:p><text:span text:style-name="T2">College Name:</text:span><text:span text:style-name="T2"/></text:p>
            <text:p>University of California, Santa Barbara</text:p>
            <text:p><text:span text:style-name="T2">Distance from Colleges in database:</text:span><text:span text:style-name="T2"/></text:p>
            <text:p>123</text:p>
            <text:p>456</text:p>
            <text:p>325</text:p>
            <text:p>45.34</text:p>
            <text:p>46</text:p>
            <text:p>34.353</text:p>
            <text:p>56</text:p>
            <text:p>454</text:p>
            <text:p>33</text:p>
            <text:p>65</text:p>
            <text:p><text:span text:style-name="T2">College Name:</text:span><text:span text:style-name="T2"/></text:p>
            <text:p>University of California, Irvine (UCI)</text:p>
            <text:p><text:span text:style-name="T2">Distance from Colleges in database:</text:span><text:span text:style-name="T2"/></text:p>
            <text:p/>
            <text:p><text:span text:style-name="T2">College Name:</text:span><text:span text:style-name="T2"/></text:p>
            <text:p>University of Arizona</text:p>
            <text:p><text:span text:style-name="T2">Distance from Colleges in database:</text:span><text:span text:style-name="T2"/></text:p>
            <text:p>123</text:p>
            <text:p>456</text:p>
            <text:p>325</text:p>
            <text:p>0</text:p>
            <text:p>3</text:p>
            <text:p>7</text:p>
            <text:p>4</text:p>
            <text:p>5</text:p>
            <text:p>8</text:p>
            <text:p>9</text:p>
            <text:p>10</text:p>
            <text:p/>
            <text:p/>
          </table:table-cell>
          <table:table-cell office:value-type="string" table:style-name="ce2">
            <text:p/>
            <text:p>Valid</text:p>
            <text:p/>
            <text:p>Valid</text:p>
            <text:p>Valid</text:p>
            <text:p>Valid</text:p>
            <text:p>Valid</text:p>
            <text:p>Valid</text:p>
            <text:p>Valid</text:p>
            <text:p>Valid</text:p>
            <text:p>Valid</text:p>
            <text:p>Valid</text:p>
            <text:p>Valid</text:p>
            <text:p/>
            <text:p>Invalid</text:p>
            <text:p/>
            <text:p/>
            <text:p/>
            <text:p>Valid</text:p>
            <text:p/>
            <text:p>Valid</text:p>
            <text:p>Valid</text:p>
            <text:p>Valid</text:p>
            <text:p>Invalid</text:p>
            <text:p>Valid</text:p>
            <text:p>Valid</text:p>
            <text:p>Valid</text:p>
            <text:p>Valid</text:p>
            <text:p>Valid</text:p>
            <text:p>Valid</text:p>
            <text:p>Valid</text:p>
          </table:table-cell>
          <table:table-cell office:value-type="string" table:style-name="ce2">
            <text:p/>
            <text:p>Valid</text:p>
            <text:p/>
            <text:p>Valid</text:p>
            <text:p>Valid</text:p>
            <text:p>Valid</text:p>
            <text:p>Valid</text:p>
            <text:p>Valid</text:p>
            <text:p>Valid</text:p>
            <text:p>Valid</text:p>
            <text:p>Valid</text:p>
            <text:p>Valid</text:p>
            <text:p>Valid</text:p>
            <text:p/>
            <text:p>Invalid</text:p>
            <text:p/>
            <text:p/>
            <text:p/>
            <text:p>Valid</text:p>
            <text:p/>
            <text:p>Valid</text:p>
            <text:p>Valid</text:p>
            <text:p>Valid</text:p>
            <text:p>Invalid</text:p>
            <text:p>Valid</text:p>
            <text:p>Valid</text:p>
            <text:p>Valid</text:p>
            <text:p>Valid</text:p>
            <text:p>Valid</text:p>
            <text:p>Valid</text:p>
            <text:p>Valid</text:p>
            <text:p/>
          </table:table-cell>
          <table:table-cell office:value-type="date" office:date-value="2017-10-15T00:00:00" table:style-name="ce3">
            <text:p>10/15/17</text:p>
          </table:table-cell>
          <table:table-cell table:number-columns-repeated="16375"/>
        </table:table-row>
        <table:table-row table:style-name="ro4">
          <table:table-cell office:value-type="float" office:value="3" table:style-name="ce2">
            <text:p>3</text:p>
          </table:table-cell>
          <table:table-cell office:value-type="string" table:style-name="ce2">
            <text:p>Delete Souvenirs</text:p>
          </table:table-cell>
          <table:table-cell office:value-type="string" table:style-name="ce2">
            <text:p>Brian</text:p>
          </table:table-cell>
          <table:table-cell office:value-type="string" table:style-name="ce2">
            <text:p>BlackBox</text:p>
          </table:table-cell>
          <table:table-cell office:value-type="string" table:style-name="ce2">
            <text:p>Admin should be able to delete existing souvenirs to particular colleges</text:p>
          </table:table-cell>
          <table:table-cell office:value-type="string" table:style-name="ce2">
            <text:p>College: Saddleback College</text:p>
            <text:p>Item Name: Hat</text:p>
            <text:p/>
            <text:p>College: University of Michigan</text:p>
            <text:p>Item Name: ‘ ‘</text:p>
            <text:p/>
            <text:p>College: ‘ ‘</text:p>
            <text:p>Item Name: Hat</text:p>
          </table:table-cell>
          <table:table-cell office:value-type="string" table:style-name="ce2">
            <text:p>Valid</text:p>
            <text:p>Deleted</text:p>
            <text:p/>
            <text:p>Valid</text:p>
            <text:p>Not found</text:p>
            <text:p/>
            <text:p>Not Found</text:p>
            <text:p>Invalid</text:p>
          </table:table-cell>
          <table:table-cell office:value-type="string" table:style-name="ce2">
            <text:p>Valid</text:p>
            <text:p>Deleted</text:p>
            <text:p/>
            <text:p>Valid</text:p>
            <text:p>Not Found</text:p>
            <text:p/>
            <text:p>Not Found</text:p>
            <text:p>Invalid</text:p>
            <text:p/>
          </table:table-cell>
          <table:table-cell office:value-type="date" office:date-value="2017-10-15T00:00:00" table:style-name="ce3">
            <text:p>10/15/17</text:p>
          </table:table-cell>
          <table:table-cell table:number-columns-repeated="16375"/>
        </table:table-row>
        <table:table-row table:style-name="ro5">
          <table:table-cell office:value-type="float" office:value="4" table:style-name="ce2">
            <text:p>4</text:p>
          </table:table-cell>
          <table:table-cell office:value-type="string" table:style-name="ce2">
            <text:p>Modify Souvenirs</text:p>
          </table:table-cell>
          <table:table-cell office:value-type="string" table:style-name="ce2">
            <text:p>Jesus</text:p>
          </table:table-cell>
          <table:table-cell office:value-type="string" table:style-name="ce2">
            <text:p>BlackBox</text:p>
          </table:table-cell>
          <table:table-cell office:value-type="string" table:style-name="ce2">
            <text:p>Admin should be able to update souvenirs for colleges</text:p>
          </table:table-cell>
          <table:table-cell office:value-type="string" table:style-name="ce2">
            <text:p>Change Price to ‘ ‘</text:p>
            <text:p>Change Price to 32.50</text:p>
            <text:p>Change Price to -34.23</text:p>
            <text:p/>
            <text:p/>
            <text:p/>
          </table:table-cell>
          <table:table-cell office:value-type="string" table:style-name="ce2">
            <text:p>Invalid</text:p>
            <text:p>Valid</text:p>
            <text:p>Invalid</text:p>
            <text:p/>
          </table:table-cell>
          <table:table-cell office:value-type="string" table:style-name="ce2">
            <text:p>Invalid</text:p>
            <text:p>Valid</text:p>
            <text:p>Invalid</text:p>
            <text:p/>
          </table:table-cell>
          <table:table-cell office:value-type="date" office:date-value="2017-10-15T00:00:00" table:style-name="ce3">
            <text:p>10/15/17</text:p>
          </table:table-cell>
          <table:table-cell table:number-columns-repeated="16375"/>
        </table:table-row>
        <table:table-row table:style-name="ro6">
          <table:table-cell office:value-type="float" office:value="5" table:style-name="ce2">
            <text:p>5</text:p>
          </table:table-cell>
          <table:table-cell office:value-type="string" table:style-name="ce2">
            <text:p>Add Souvenirs</text:p>
          </table:table-cell>
          <table:table-cell office:value-type="string" table:style-name="ce2">
            <text:p>Christian</text:p>
          </table:table-cell>
          <table:table-cell office:value-type="string" table:style-name="ce2">
            <text:p>BlackBox</text:p>
          </table:table-cell>
          <table:table-cell office:value-type="string" table:style-name="ce2">
            <text:p>Admin should be able to add souvenirs to colleges. However, adding a replicated souvenir to the same college should not be allowed.</text:p>
          </table:table-cell>
          <table:table-cell office:value-type="string" table:style-name="ce2">
            <text:p>College Name: Saddleback College</text:p>
            <text:p>Item Name: Hat</text:p>
            <text:p>Price: 15.76</text:p>
            <text:p/>
            <text:p>College Name: University of California, Irvine (UCI)</text:p>
            <text:p>Item Name: Hat</text:p>
            <text:p>Price: 15.76</text:p>
            <text:p/>
            <text:p>College Name: University of Michigan</text:p>
            <text:p>Item Name: ‘ ‘</text:p>
            <text:p>Price: 3.24</text:p>
            <text:p/>
            <text:p>College Name: University of Michigan</text:p>
            <text:p>Item Name: pen</text:p>
            <text:p>Price: 0</text:p>
            <text:p/>
            <text:p>College Name: Saddleback College</text:p>
            <text:p>Item Name: pen</text:p>
            <text:p>Price: ‘ ‘</text:p>
            <text:p/>
            <text:p/>
            <text:p/>
          </table:table-cell>
          <table:table-cell office:value-type="string" table:style-name="ce2">
            <text:p/>
            <text:p>Invalid</text:p>
            <text:p>Valid</text:p>
            <text:p/>
            <text:p/>
            <text:p>Valid</text:p>
            <text:p>Valid</text:p>
            <text:p/>
            <text:p/>
            <text:p>Invalid</text:p>
            <text:p>Valid</text:p>
            <text:p/>
            <text:p/>
            <text:p>Valid</text:p>
            <text:p>Invalid</text:p>
            <text:p/>
            <text:p/>
            <text:p>Valid</text:p>
            <text:p>Invalid</text:p>
          </table:table-cell>
          <table:table-cell office:value-type="string" table:style-name="ce2">
            <text:p/>
            <text:p>Invalid</text:p>
            <text:p>Invalid</text:p>
            <text:p/>
            <text:p/>
            <text:p>Valid</text:p>
            <text:p>Valid</text:p>
            <text:p/>
            <text:p/>
            <text:p>Invalid</text:p>
            <text:p>Valid</text:p>
            <text:p/>
            <text:p/>
            <text:p>Valid</text:p>
            <text:p>Invalid</text:p>
            <text:p/>
            <text:p/>
            <text:p>Valid</text:p>
            <text:p>Invalid</text:p>
          </table:table-cell>
          <table:table-cell office:value-type="date" office:date-value="2017-10-15T00:00:00" table:style-name="ce3">
            <text:p>10/15/17</text:p>
          </table:table-cell>
          <table:table-cell table:number-columns-repeated="16375"/>
        </table:table-row>
        <table:table-row table:style-name="ro7">
          <table:table-cell office:value-type="float" office:value="6" table:style-name="ce2">
            <text:p>6</text:p>
          </table:table-cell>
          <table:table-cell office:value-type="string" table:style-name="ce2">
            <text:p>Edit Purchases</text:p>
          </table:table-cell>
          <table:table-cell office:value-type="string" table:style-name="ce2">
            <text:p>Brian</text:p>
          </table:table-cell>
          <table:table-cell office:value-type="string" table:style-name="ce2">
            <text:p>BlackBox</text:p>
          </table:table-cell>
          <table:table-cell office:value-type="string" table:style-name="ce2">
            <text:p>Prospective student should be able to edit there purchased souvenirs(change quantity or delete)</text:p>
          </table:table-cell>
          <table:table-cell office:value-type="string" table:style-name="ce2">
            <text:p>Souvenir Name: none selected</text:p>
            <text:p>Delete: yes</text:p>
            <text:p/>
            <text:p>Souvenir Name: backpack selected</text:p>
            <text:p>Delete: yes</text:p>
            <text:p/>
            <text:p>Souvenir Name: T-shirt selected</text:p>
            <text:p>Change quantity to 2</text:p>
            <text:p/>
            <text:p>Souvenir Name: none selected</text:p>
            <text:p>Change quantity to 1</text:p>
            <text:p/>
          </table:table-cell>
          <table:table-cell office:value-type="string" table:style-name="ce2">
            <text:p>Invalid</text:p>
            <text:p/>
            <text:p/>
            <text:p>Valid</text:p>
            <text:p>Deleted</text:p>
            <text:p/>
            <text:p>Valid</text:p>
            <text:p>Price Changed</text:p>
            <text:p/>
            <text:p>Invalid</text:p>
            <text:p>Price Changed</text:p>
            <text:p/>
            <text:p/>
          </table:table-cell>
          <table:table-cell office:value-type="string" table:style-name="ce2">
            <text:p>Invalid</text:p>
            <text:p/>
            <text:p/>
            <text:p>Valid</text:p>
            <text:p>Deleted</text:p>
            <text:p/>
            <text:p>Valid</text:p>
            <text:p>Price Changed</text:p>
            <text:p/>
            <text:p>Invalid</text:p>
            <text:p>Price Changed</text:p>
          </table:table-cell>
          <table:table-cell office:value-type="date" office:date-value="2017-10-15T00:00:00" table:style-name="ce3">
            <text:p>10/15/17</text:p>
          </table:table-cell>
          <table:table-cell table:number-columns-repeated="16375"/>
        </table:table-row>
        <table:table-row table:style-name="ro4">
          <table:table-cell table:style-name="ce2"/>
          <table:table-cell office:value-type="string" table:style-name="ce2">
            <text:p>Purchase Souvenirs</text:p>
          </table:table-cell>
          <table:table-cell office:value-type="string" table:style-name="ce2">
            <text:p>Brandon</text:p>
          </table:table-cell>
          <table:table-cell office:value-type="string" table:style-name="ce2">
            <text:p>BlackBox</text:p>
          </table:table-cell>
          <table:table-cell office:value-type="string" table:style-name="ce2">
            <text:p>Prospective student should be able to purchase souvenirs from colleges they are visiting</text:p>
          </table:table-cell>
          <table:table-cell office:value-type="string" table:style-name="ce2">
            <text:p>Souvenir Name: none selected</text:p>
            <text:p>Quantity: 2</text:p>
            <text:p/>
            <text:p>Souvenir Name: bobblehead</text:p>
            <text:p>Quantity: 3</text:p>
            <text:p/>
            <text:p>Souvenir Name: sweatshirt</text:p>
            <text:p>Quantity: -1</text:p>
            <text:p/>
          </table:table-cell>
          <table:table-cell office:value-type="string" table:style-name="ce2">
            <text:p>Invalid</text:p>
            <text:p>Valid</text:p>
            <text:p/>
            <text:p>Valid</text:p>
            <text:p>Valid</text:p>
            <text:p/>
            <text:p>Valid</text:p>
            <text:p>Invalid</text:p>
          </table:table-cell>
          <table:table-cell office:value-type="string" table:style-name="ce2">
            <text:p>Invalid</text:p>
            <text:p>Valid</text:p>
            <text:p/>
            <text:p>Valid</text:p>
            <text:p>Valid</text:p>
            <text:p/>
            <text:p>Valid</text:p>
            <text:p>Invalid</text:p>
          </table:table-cell>
          <table:table-cell office:value-type="date" office:date-value="2017-10-15T00:00:00" table:style-name="ce3">
            <text:p>10/15/17</text:p>
          </table:table-cell>
          <table:table-cell table:number-columns-repeated="16375"/>
        </table:table-row>
        <table:table-row table:style-name="ro8">
          <table:table-cell office:value-type="float" office:value="7" table:style-name="ce2">
            <text:p>7</text:p>
          </table:table-cell>
          <table:table-cell office:value-type="string" table:style-name="ce2">
            <text:p>Custom Trip</text:p>
          </table:table-cell>
          <table:table-cell office:value-type="string" table:style-name="ce2">
            <text:p>Jesus</text:p>
          </table:table-cell>
          <table:table-cell office:value-type="string" table:style-name="ce2">
            <text:p>BlackBox</text:p>
          </table:table-cell>
          <table:table-cell office:value-type="string" table:style-name="ce2">
            <text:p>Prospective students should be able to plan a custom trip</text:p>
          </table:table-cell>
          <table:table-cell office:value-type="string" table:style-name="ce2">
            <text:p>Start: Arizona State University</text:p>
            <text:p>Visit: Saddleback College</text:p>
            <text:p>Visit: University of California Irvine (UCI)</text:p>
            <text:p>Visit: University of Oregon</text:p>
            <text:p/>
            <text:p/>
            <text:p/>
            <text:p/>
            <text:p/>
            <text:p>Start: Saddleback</text:p>
            <text:p>Visit: UCI</text:p>
            <text:p>Visit: UCLA</text:p>
          </table:table-cell>
          <table:table-cell office:value-type="string" table:style-name="ce2">
            <text:p><text:span text:style-name="T2">Ideal Trip:</text:span><text:span text:style-name="T2"/></text:p>
            <text:p>Arizona State University of California Irvine (UCI)</text:p>
            <text:p>University of Oregon</text:p>
            <text:p><text:span text:style-name="T2">Total Distance:</text:span><text:span text:style-name="T2"/></text:p>
            <text:p>1297</text:p>
            <text:p/>
            <text:p><text:span text:style-name="T2">Ideal Trip:</text:span><text:span text:style-name="T2"/></text:p>
            <text:p>Saddleback</text:p>
            <text:p>UCI</text:p>
            <text:p>UCLA</text:p>
            <text:p><text:span text:style-name="T2">Total Distance:</text:span><text:span text:style-name="T2"/></text:p>
            <text:p>67.5</text:p>
            <text:p/>
          </table:table-cell>
          <table:table-cell office:value-type="string" table:style-name="ce2">
            <text:p><text:span text:style-name="T2">Ideal Trip:</text:span><text:span text:style-name="T2"/></text:p>
            <text:p>Arizona State University of California Irvine (UCI)</text:p>
            <text:p>University of Oregon</text:p>
            <text:p><text:span text:style-name="T2">Total Distance:</text:span><text:span text:style-name="T2"/></text:p>
            <text:p>1297</text:p>
            <text:p/>
            <text:p><text:span text:style-name="T2">Ideal Trip:</text:span><text:span text:style-name="T2"/></text:p>
            <text:p>Saddleback</text:p>
            <text:p>UCI</text:p>
            <text:p>UCLA</text:p>
            <text:p><text:span text:style-name="T2">Total Distance:</text:span><text:span text:style-name="T2"/></text:p>
            <text:p>67.5</text:p>
          </table:table-cell>
          <table:table-cell office:value-type="date" office:date-value="2017-10-15T00:00:00" table:style-name="ce3">
            <text:p>10/15/17</text:p>
          </table:table-cell>
          <table:table-cell table:number-columns-repeated="16375"/>
        </table:table-row>
        <table:table-row table:style-name="ro9">
          <table:table-cell office:value-type="float" office:value="8" table:style-name="ce2">
            <text:p>8</text:p>
          </table:table-cell>
          <table:table-cell office:value-type="string" table:style-name="ce2">
            <text:p>Saddleback Trip</text:p>
          </table:table-cell>
          <table:table-cell office:value-type="string" table:style-name="ce2">
            <text:p>Christian</text:p>
          </table:table-cell>
          <table:table-cell office:value-type="string" table:style-name="ce2">
            <text:p>BlackBox</text:p>
          </table:table-cell>
          <table:table-cell office:value-type="string" table:style-name="ce2">
            <text:p>Prospective student should be able to visit all colleges starting from saddleback college.</text:p>
          </table:table-cell>
          <table:table-cell office:value-type="string" table:style-name="ce2">
            <text:p>Start: Saddleback College</text:p>
            <text:p>Visit: University of California, Irvine</text:p>
            <text:p>Visit: UCLA</text:p>
            <text:p>Visit: Ohio State University</text:p>
            <text:p>Visit: University of Oregon</text:p>
            <text:p>Visit: University of the Pacific</text:p>
            <text:p>Visit: Northwestern</text:p>
            <text:p>Visit: MIT</text:p>
            <text:p>Visit: University of Wisconsin</text:p>
            <text:p>Visit: University of Michigan</text:p>
            <text:p>Visit: Arizona State University</text:p>
            <text:p/>
          </table:table-cell>
          <table:table-cell office:value-type="string" table:style-name="ce4">
            <text:p>Ideal Trip:</text:p>
            <text:p><text:span text:style-name="T1">Saddleback College</text:span><text:span text:style-name="T1"/></text:p>
            <text:p><text:span text:style-name="T1">UCI</text:span><text:span text:style-name="T1"/></text:p>
            <text:p><text:span text:style-name="T1">UCLA</text:span><text:span text:style-name="T1"/></text:p>
            <text:p><text:span text:style-name="T1">University of the Pacific</text:span><text:span text:style-name="T1"/></text:p>
            <text:p><text:span text:style-name="T1">University of Oregon</text:span><text:span text:style-name="T1"/></text:p>
            <text:p><text:span text:style-name="T1">Arizona State University</text:span><text:span text:style-name="T1"/></text:p>
            <text:p><text:span text:style-name="T1">University of Wisconsin</text:span><text:span text:style-name="T1"/></text:p>
            <text:p><text:span text:style-name="T1">Northwestern</text:span><text:span text:style-name="T1"/></text:p>
            <text:p><text:span text:style-name="T1">University of Michigan</text:span><text:span text:style-name="T1"/></text:p>
            <text:p><text:span text:style-name="T1">Ohio State University</text:span><text:span text:style-name="T1"/></text:p>
            <text:p><text:span text:style-name="T1">MIT</text:span><text:span text:style-name="T1"/></text:p>
            <text:p><text:span text:style-name="T1"/></text:p>
            <text:p>Total Distance<text:span text:style-name="T1">: 5315.5</text:span><text:span text:style-name="T1"/></text:p>
            <text:p/>
          </table:table-cell>
          <table:table-cell office:value-type="string" table:style-name="ce2">
            <text:p><text:span text:style-name="T2">Ideal Trip:</text:span><text:span text:style-name="T2"/></text:p>
            <text:p>Saddleback College</text:p>
            <text:p>UCI</text:p>
            <text:p>UCLA</text:p>
            <text:p>University of the Pacific</text:p>
            <text:p>University of Oregon</text:p>
            <text:p>Arizona State University</text:p>
            <text:p>University of Wisconsin</text:p>
            <text:p>Northwestern</text:p>
            <text:p>University of Michigan</text:p>
            <text:p>Ohio State University</text:p>
            <text:p>MIT</text:p>
            <text:p/>
            <text:p><text:span text:style-name="T2">Total Distance</text:span>: 5315.5</text:p>
          </table:table-cell>
          <table:table-cell office:value-type="date" office:date-value="2017-10-15T00:00:00" table:style-name="ce3">
            <text:p>10/15/17</text:p>
          </table:table-cell>
          <table:table-cell table:number-columns-repeated="16375"/>
        </table:table-row>
        <table:table-row table:style-name="ro10">
          <table:table-cell office:value-type="float" office:value="9" table:style-name="ce2">
            <text:p>9</text:p>
          </table:table-cell>
          <table:table-cell office:value-type="string" table:style-name="ce2">
            <text:p>UCI Trip</text:p>
          </table:table-cell>
          <table:table-cell office:value-type="string" table:style-name="ce2">
            <text:p>Jesus</text:p>
          </table:table-cell>
          <table:table-cell office:value-type="string" table:style-name="ce2">
            <text:p>Black Box</text:p>
          </table:table-cell>
          <table:table-cell office:value-type="string" table:style-name="ce2">
            <text:p>Prospective students should be able to plan a trip to all other campuses starting from UCI and get the most efficient route</text:p>
          </table:table-cell>
          <table:table-cell office:value-type="string" table:style-name="ce5">
            <text:p>Start: University of California, Irvine</text:p>
            <text:p>Visit: Saddleback College</text:p>
            <text:p>Visit: UCLA</text:p>
            <text:p>Visit: Ohio State University</text:p>
            <text:p>Visit: University of Oregon</text:p>
            <text:p>Visit: University of the Pacific</text:p>
            <text:p>Visit: Northwestern</text:p>
            <text:p>Visit: MIT</text:p>
            <text:p>Visit: University of Wisconsin</text:p>
            <text:p>Visit: University of Michigan</text:p>
            <text:p>Visit: Arizona State University</text:p>
          </table:table-cell>
          <table:table-cell office:value-type="string" table:style-name="ce2">
            <text:p><text:span text:style-name="T2">Ideal Trip:</text:span><text:span text:style-name="T2"/></text:p>
            <text:p>UCI</text:p>
            <text:p>Saddleback College</text:p>
            <text:p>UCLA</text:p>
            <text:p>University of the Pacific</text:p>
            <text:p>University of Oregon</text:p>
            <text:p>Arizona State University</text:p>
            <text:p>University of Wisconsin</text:p>
            <text:p>Northwestern</text:p>
            <text:p>University of Michigan</text:p>
            <text:p>Ohio State University</text:p>
            <text:p>MIT</text:p>
            <text:p><text:span text:style-name="T2"/></text:p>
            <text:p><text:span text:style-name="T2">Total Distance:</text:span><text:span text:style-name="T2"/></text:p>
            <text:p>5330.3</text:p>
            <text:p/>
          </table:table-cell>
          <table:table-cell office:value-type="string" table:style-name="ce2">
            <text:p><text:span text:style-name="T2">Ideal Trip:</text:span><text:span text:style-name="T2"/></text:p>
            <text:p>UCI</text:p>
            <text:p>Saddleback College</text:p>
            <text:p>UCLA</text:p>
            <text:p>University of the Pacific</text:p>
            <text:p>University of Oregon</text:p>
            <text:p>Arizona State University</text:p>
            <text:p>University of Wisconsin</text:p>
            <text:p>Northwestern</text:p>
            <text:p>University of Michigan</text:p>
            <text:p>Ohio State University</text:p>
            <text:p>MIT</text:p>
            <text:p><text:span text:style-name="T2"/></text:p>
            <text:p><text:span text:style-name="T2">Total Distance:</text:span><text:span text:style-name="T2"/></text:p>
            <text:p>5330.3</text:p>
          </table:table-cell>
          <table:table-cell office:value-type="date" office:date-value="2017-10-15T00:00:00" table:style-name="ce3">
            <text:p>10/15/17</text:p>
          </table:table-cell>
          <table:table-cell table:number-columns-repeated="16375"/>
        </table:table-row>
        <table:table-row table:style-name="ro11">
          <table:table-cell office:value-type="float" office:value="10" table:style-name="ce2">
            <text:p>10</text:p>
          </table:table-cell>
          <table:table-cell office:value-type="string" table:style-name="ce2">
            <text:p>University of Michigan Trip</text:p>
          </table:table-cell>
          <table:table-cell office:value-type="string" table:style-name="ce2">
            <text:p>Brandon</text:p>
          </table:table-cell>
          <table:table-cell office:value-type="string" table:style-name="ce2">
            <text:p>Black Box</text:p>
          </table:table-cell>
          <table:table-cell office:value-type="string" table:style-name="ce2">
            <text:p>Prospective students should be able to visit a number of college campuses starting from Michigan</text:p>
          </table:table-cell>
          <table:table-cell office:value-type="string" table:style-name="ce2">
            <text:p>Number of campuses: 4</text:p>
          </table:table-cell>
          <table:table-cell office:value-type="string" table:style-name="ce4">
            <text:p>Ideal Trip:</text:p>
            <text:p><text:span text:style-name="T1">University of Michigan</text:span><text:span text:style-name="T1"/></text:p>
            <text:p><text:span text:style-name="T1">Ohio State University</text:span><text:span text:style-name="T1"/></text:p>
            <text:p><text:span text:style-name="T1">Northwestern</text:span><text:span text:style-name="T1"/></text:p>
            <text:p><text:span text:style-name="T1">University of Wisconsin</text:span><text:span text:style-name="T1"/></text:p>
            <text:p>Total Distance:<text:s/><text:span text:style-name="T1">1789</text:span></text:p>
          </table:table-cell>
          <table:table-cell office:value-type="string" table:style-name="ce2">
            <text:p><text:span text:style-name="T2">Ideal Trip:</text:span><text:span text:style-name="T2"/></text:p>
            <text:p>University of Michigan</text:p>
            <text:p>Ohio State University</text:p>
            <text:p>Northwestern</text:p>
            <text:p>University of Wisconsin</text:p>
            <text:p><text:span text:style-name="T2">Total Distance:<text:s/></text:span>1789</text:p>
          </table:table-cell>
          <table:table-cell office:value-type="string" table:style-name="ce2">
            <text:p>10/1517</text:p>
          </table:table-cell>
          <table:table-cell table:number-columns-repeated="16375"/>
        </table:table-row>
        <table:table-row table:number-rows-repeated="1048564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26</meta:generator>
    <meta:initial-creator>Christian Murray</meta:initial-creator>
    <dc:creator>Christian Murray</dc:creator>
    <meta:creation-date>2016-11-23T12:21:18Z</meta:creation-date>
    <dc:date>2017-10-16T00:57:30Z</dc:date>
    <meta:editing-cycles>19</meta:editing-cycles>
    <meta:editing-duration>PT5076S</meta:editing-duration>
  </office:meta>
</office:document-meta>
</file>